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2.6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b274" draw:fill-color="#009353" draw:textarea-horizontal-align="justify" draw:textarea-vertical-align="middle" draw:auto-grow-height="false" fo:min-height="0.258cm" fo:min-width="0.262cm"/>
    </style:style>
    <style:style style:name="gr8" style:family="graphic" style:parent-style-name="standard">
      <style:graphic-properties draw:opacity="20%" draw:opacity-name="" draw:textarea-horizontal-align="justify" draw:textarea-vertical-align="middle" draw:auto-grow-height="false" fo:min-height="3.433cm" fo:min-width="7.6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9353"/>
      <style:paragraph-properties fo:text-align="center"/>
    </style:style>
    <style:style style:name="P5" style:family="paragraph">
      <loext:graphic-properties draw:opacity="2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2.54cm" svg:x="1.889cm" svg:y="9.382cm">
          <text:p text:style-name="P1">mgmtV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54cm" svg:x="5.699cm" svg:y="9.382cm">
          <text:p text:style-name="P1">dataV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54cm" svg:x="10.525cm" svg:y="9.382cm">
          <text:p text:style-name="P1">mgmtV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54cm" svg:x="14.335cm" svg:y="9.382cm">
          <text:p text:style-name="P1">dataV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4cm" svg:y1="7.096cm" svg:x2="3.54cm" svg:y2="9.382cm">
          <text:p/>
        </draw:line>
        <draw:frame draw:style-name="gr3" draw:text-style-name="P3" draw:layer="layout" svg:width="1.734cm" svg:height="0.962cm" svg:x="7.394cm" svg:y="7.531cm">
          <draw:text-box>
            <text:p>eth0</text:p>
          </draw:text-box>
        </draw:frame>
        <draw:line draw:style-name="gr2" draw:text-style-name="P2" draw:layer="layout" svg:x1="3.54cm" svg:y1="5.953cm" svg:x2="3.54cm" svg:y2="9.382cm">
          <text:p/>
        </draw:line>
        <draw:frame draw:style-name="gr3" draw:text-style-name="P3" draw:layer="layout" svg:width="1.734cm" svg:height="0.962cm" svg:x="3.711cm" svg:y="7.477cm">
          <draw:text-box>
            <text:p>eth0</text:p>
          </draw:text-box>
        </draw:frame>
        <draw:line draw:style-name="gr2" draw:text-style-name="P2" draw:layer="layout" svg:x1="7.223cm" svg:y1="7.096cm" svg:x2="7.223cm" svg:y2="9.382cm">
          <text:p/>
        </draw:line>
        <draw:line draw:style-name="gr2" draw:text-style-name="P2" draw:layer="layout" svg:x1="3.54cm" svg:y1="11.922cm" svg:x2="3.54cm" svg:y2="14.208cm">
          <text:p/>
        </draw:line>
        <draw:line draw:style-name="gr2" draw:text-style-name="P2" draw:layer="layout" svg:x1="7.223cm" svg:y1="11.922cm" svg:x2="7.223cm" svg:y2="14.208cm">
          <text:p/>
        </draw:line>
        <draw:frame draw:style-name="gr3" draw:text-style-name="P3" draw:layer="layout" svg:width="1.734cm" svg:height="0.962cm" svg:x="7.394cm" svg:y="12.865cm">
          <draw:text-box>
            <text:p>xe0</text:p>
          </draw:text-box>
        </draw:frame>
        <draw:frame draw:style-name="gr3" draw:text-style-name="P3" draw:layer="layout" svg:width="1.734cm" svg:height="0.962cm" svg:x="3.711cm" svg:y="12.811cm">
          <draw:text-box>
            <text:p>eth1</text:p>
          </draw:text-box>
        </draw:frame>
        <draw:line draw:style-name="gr2" draw:text-style-name="P2" draw:layer="layout" svg:x1="12.049cm" svg:y1="7.096cm" svg:x2="12.049cm" svg:y2="9.382cm">
          <text:p/>
        </draw:line>
        <draw:frame draw:style-name="gr3" draw:text-style-name="P3" draw:layer="layout" svg:width="1.734cm" svg:height="0.962cm" svg:x="15.903cm" svg:y="7.531cm">
          <draw:text-box>
            <text:p>eth0</text:p>
          </draw:text-box>
        </draw:frame>
        <draw:line draw:style-name="gr2" draw:text-style-name="P2" draw:layer="layout" svg:x1="12.049cm" svg:y1="5.953cm" svg:x2="12.049cm" svg:y2="9.382cm">
          <text:p/>
        </draw:line>
        <draw:frame draw:style-name="gr3" draw:text-style-name="P3" draw:layer="layout" svg:width="1.734cm" svg:height="0.962cm" svg:x="12.22cm" svg:y="7.477cm">
          <draw:text-box>
            <text:p>eth0</text:p>
          </draw:text-box>
        </draw:frame>
        <draw:line draw:style-name="gr2" draw:text-style-name="P2" draw:layer="layout" svg:x1="15.732cm" svg:y1="7.096cm" svg:x2="15.732cm" svg:y2="9.382cm">
          <text:p/>
        </draw:line>
        <draw:line draw:style-name="gr2" draw:text-style-name="P2" draw:layer="layout" svg:x1="12.049cm" svg:y1="11.922cm" svg:x2="12.049cm" svg:y2="14.208cm">
          <text:p/>
        </draw:line>
        <draw:line draw:style-name="gr2" draw:text-style-name="P2" draw:layer="layout" svg:x1="15.732cm" svg:y1="11.922cm" svg:x2="15.732cm" svg:y2="14.208cm">
          <text:p/>
        </draw:line>
        <draw:frame draw:style-name="gr3" draw:text-style-name="P3" draw:layer="layout" svg:width="1.734cm" svg:height="0.962cm" svg:x="15.903cm" svg:y="12.865cm">
          <draw:text-box>
            <text:p>xe0</text:p>
          </draw:text-box>
        </draw:frame>
        <draw:frame draw:style-name="gr3" draw:text-style-name="P3" draw:layer="layout" svg:width="1.734cm" svg:height="0.962cm" svg:x="12.22cm" svg:y="12.811cm">
          <draw:text-box>
            <text:p>eth1</text:p>
          </draw:text-box>
        </draw:frame>
        <draw:line draw:style-name="gr4" draw:text-style-name="P2" draw:layer="layout" svg:x1="2.397cm" svg:y1="5.953cm" svg:x2="13.319cm" svg:y2="5.953cm">
          <text:p/>
        </draw:line>
        <draw:line draw:style-name="gr5" draw:text-style-name="P2" draw:layer="layout" svg:x1="6.334cm" svg:y1="7.096cm" svg:x2="17.256cm" svg:y2="7.096cm">
          <text:p/>
        </draw:line>
        <draw:line draw:style-name="gr5" draw:text-style-name="P2" draw:layer="layout" svg:x1="2.778cm" svg:y1="14.208cm" svg:x2="8.366cm" svg:y2="14.208cm">
          <text:p/>
        </draw:line>
        <draw:line draw:style-name="gr5" draw:text-style-name="P2" draw:layer="layout" svg:x1="11.287cm" svg:y1="14.208cm" svg:x2="16.875cm" svg:y2="14.208cm">
          <text:p/>
        </draw:line>
        <draw:frame draw:style-name="gr6" draw:text-style-name="P3" draw:layer="layout" svg:width="6.065cm" svg:height="0.962cm" svg:x="2.905cm" svg:y="14.643cm">
          <draw:text-box>
            <text:p>Internal-vld: internal</text:p>
          </draw:text-box>
        </draw:frame>
        <draw:frame draw:style-name="gr6" draw:text-style-name="P3" draw:layer="layout" svg:width="6.065cm" svg:height="0.962cm" svg:x="11.064cm" svg:y="14.589cm">
          <draw:text-box>
            <text:p>Internal-vld: internal</text:p>
          </draw:text-box>
        </draw:frame>
        <draw:custom-shape draw:style-name="gr7" draw:text-style-name="P4" draw:layer="layout" svg:width="0.762cm" svg:height="0.508cm" svg:x="3.159cm" svg:y="8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62cm" svg:height="0.508cm" svg:x="6.842cm" svg:y="8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62cm" svg:height="0.508cm" svg:x="11.668cm" svg:y="8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62cm" svg:height="0.508cm" svg:x="15.351cm" svg:y="8.3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8.128cm" svg:height="3.683cm" svg:x="1.254cm" svg:y="8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8.128cm" svg:height="3.683cm" svg:x="9.89cm" svg:y="8.6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7.165cm" svg:height="0.962cm" svg:x="3.921cm" svg:y="4.683cm">
          <draw:text-box>
            <text:p>mgmtnet (vim: external)</text:p>
          </draw:text-box>
        </draw:frame>
        <draw:frame draw:style-name="gr3" draw:text-style-name="P3" draw:layer="layout" svg:width="2.614cm" svg:height="0.962cm" svg:x="14.081cm" svg:y="5.826cm">
          <draw:text-box>
            <text:p>datan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8:13:25.696190482</meta:creation-date>
    <dc:date>2020-02-29T18:22:34.467718950</dc:date>
    <meta:editing-duration>PT9M8S</meta:editing-duration>
    <meta:editing-cycles>2</meta:editing-cycles>
    <meta:generator>LibreOffice/6.0.7.3$Linux_X86_64 LibreOffice_project/00m0$Build-3</meta:generator>
    <meta:document-statistic meta:object-count="36"/>
  </office:meta>
</office:document-meta>
</file>